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ffffff" draw:textarea-horizontal-align="justify" draw:textarea-vertical-align="middle" draw:auto-grow-height="false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800080" draw:marker-start-width="0.35cm" draw:marker-end-width="0.35cm" draw:fill="solid" draw:fill-color="#ffffff" draw:textarea-horizontal-align="justify" draw:textarea-vertical-align="middle" draw:auto-grow-height="false" fo:padding-top="0.05cm" fo:padding-bottom="0.05cm" fo:padding-left="0.05cm" fo:padding-right="0.05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1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Bitstream Vera Sans'" style:font-pitch="variable" fo:font-size="12pt" fo:font-weight="bold"/>
    </style:style>
    <style:style style:name="P4" style:family="paragraph">
      <style:paragraph-properties fo:margin-left="0cm" fo:margin-right="0cm" fo:text-indent="0cm"/>
      <style:text-properties fo:font-family="'DejaVu Sans Mono'" style:font-style-name="Gras" style:font-family-generic="swiss" style:font-pitch="fixed" fo:font-size="14pt" fo:font-weight="bold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Bitstream Vera Sans'" style:font-pitch="variable" fo:font-size="12pt" fo:font-weight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06cm" svg:height="4.989cm" svg:x="7.529cm" svg:y="2.64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5cm" svg:x="1.235cm" svg:y="2.635cm">
          <text:p text:style-name="P2"/>
          <draw:enhanced-geometry svg:viewBox="0 0 21600 21600" draw:type="rectangle" draw:enhanced-path="M 0 0 L 21600 0 21600 21600 0 21600 0 0 Z N"/>
        </draw:custom-shape>
        <draw:ellipse draw:style-name="gr3" draw:text-style-name="P1" draw:layer="layout" svg:width="2.216cm" svg:height="0.507cm" svg:x="1.62cm" svg:y="3.598cm">
          <text:p text:style-name="P2"/>
        </draw:ellipse>
        <draw:ellipse draw:style-name="gr4" draw:text-style-name="P1" draw:layer="layout" svg:width="2.276cm" svg:height="0.461cm" svg:x="1.619cm" svg:y="5.116cm" draw:kind="arc" draw:start-angle="175.18" draw:end-angle="15.91">
          <text:p text:style-name="P2"/>
        </draw:ellipse>
        <draw:line draw:style-name="gr5" draw:text-style-name="P1" draw:layer="layout" svg:x1="1.619cm" svg:y1="3.809cm" svg:x2="1.619cm" svg:y2="6.889cm">
          <text:p text:style-name="P2"/>
        </draw:line>
        <draw:line draw:style-name="gr5" draw:text-style-name="P1" draw:layer="layout" svg:x1="3.868cm" svg:y1="3.809cm" svg:x2="3.861cm" svg:y2="6.848cm">
          <text:p text:style-name="P2"/>
        </draw:line>
        <draw:ellipse draw:style-name="gr4" draw:text-style-name="P1" draw:layer="layout" svg:width="2.276cm" svg:height="0.461cm" svg:x="1.619cm" svg:y="6.616cm" draw:kind="arc" draw:start-angle="175.18" draw:end-angle="15.91">
          <text:p text:style-name="P2"/>
        </draw:ellipse>
        <draw:ellipse draw:style-name="gr4" draw:text-style-name="P1" draw:layer="layout" svg:width="2.276cm" svg:height="0.461cm" svg:x="1.619cm" svg:y="5.816cm" draw:kind="arc" draw:start-angle="175.18" draw:end-angle="15.91">
          <text:p text:style-name="P2"/>
        </draw:ellipse>
        <draw:ellipse draw:style-name="gr4" draw:text-style-name="P1" draw:layer="layout" svg:width="2.276cm" svg:height="0.461cm" svg:x="1.619cm" svg:y="4.316cm" draw:kind="arc" draw:start-angle="175.18" draw:end-angle="15.91">
          <text:p text:style-name="P2"/>
        </draw:ellipse>
        <draw:ellipse draw:style-name="gr3" draw:text-style-name="P1" draw:layer="layout" svg:width="2.216cm" svg:height="0.507cm" svg:x="4.42cm" svg:y="3.599cm">
          <text:p text:style-name="P2"/>
        </draw:ellipse>
        <draw:ellipse draw:style-name="gr4" draw:text-style-name="P1" draw:layer="layout" svg:width="2.276cm" svg:height="0.461cm" svg:x="4.419cm" svg:y="5.117cm" draw:kind="arc" draw:start-angle="175.18" draw:end-angle="15.91">
          <text:p text:style-name="P2"/>
        </draw:ellipse>
        <draw:line draw:style-name="gr5" draw:text-style-name="P1" draw:layer="layout" svg:x1="4.419cm" svg:y1="3.81cm" svg:x2="4.419cm" svg:y2="6.89cm">
          <text:p text:style-name="P2"/>
        </draw:line>
        <draw:line draw:style-name="gr5" draw:text-style-name="P1" draw:layer="layout" svg:x1="6.668cm" svg:y1="3.81cm" svg:x2="6.661cm" svg:y2="6.849cm">
          <text:p text:style-name="P2"/>
        </draw:line>
        <draw:ellipse draw:style-name="gr4" draw:text-style-name="P1" draw:layer="layout" svg:width="2.276cm" svg:height="0.461cm" svg:x="4.419cm" svg:y="6.617cm" draw:kind="arc" draw:start-angle="175.18" draw:end-angle="15.91">
          <text:p text:style-name="P2"/>
        </draw:ellipse>
        <draw:ellipse draw:style-name="gr4" draw:text-style-name="P1" draw:layer="layout" svg:width="2.276cm" svg:height="0.461cm" svg:x="4.419cm" svg:y="5.817cm" draw:kind="arc" draw:start-angle="175.18" draw:end-angle="15.91">
          <text:p text:style-name="P2"/>
        </draw:ellipse>
        <draw:ellipse draw:style-name="gr4" draw:text-style-name="P1" draw:layer="layout" svg:width="2.276cm" svg:height="0.461cm" svg:x="4.419cm" svg:y="4.317cm" draw:kind="arc" draw:start-angle="175.18" draw:end-angle="15.91">
          <text:p text:style-name="P2"/>
        </draw:ellipse>
        <draw:ellipse draw:style-name="gr3" draw:text-style-name="P1" draw:layer="layout" svg:width="2.216cm" svg:height="0.507cm" svg:x="7.82cm" svg:y="3.599cm">
          <text:p text:style-name="P2"/>
        </draw:ellipse>
        <draw:ellipse draw:style-name="gr4" draw:text-style-name="P1" draw:layer="layout" svg:width="2.276cm" svg:height="0.461cm" svg:x="7.819cm" svg:y="5.117cm" draw:kind="arc" draw:start-angle="175.18" draw:end-angle="15.91">
          <text:p text:style-name="P2"/>
        </draw:ellipse>
        <draw:line draw:style-name="gr5" draw:text-style-name="P1" draw:layer="layout" svg:x1="7.819cm" svg:y1="3.81cm" svg:x2="7.819cm" svg:y2="6.89cm">
          <text:p text:style-name="P2"/>
        </draw:line>
        <draw:line draw:style-name="gr5" draw:text-style-name="P1" draw:layer="layout" svg:x1="10.068cm" svg:y1="3.81cm" svg:x2="10.061cm" svg:y2="6.849cm">
          <text:p text:style-name="P2"/>
        </draw:line>
        <draw:ellipse draw:style-name="gr4" draw:text-style-name="P1" draw:layer="layout" svg:width="2.276cm" svg:height="0.461cm" svg:x="7.819cm" svg:y="6.617cm" draw:kind="arc" draw:start-angle="175.18" draw:end-angle="15.91">
          <text:p text:style-name="P2"/>
        </draw:ellipse>
        <draw:ellipse draw:style-name="gr4" draw:text-style-name="P1" draw:layer="layout" svg:width="2.276cm" svg:height="0.461cm" svg:x="7.819cm" svg:y="5.817cm" draw:kind="arc" draw:start-angle="175.18" draw:end-angle="15.91">
          <text:p text:style-name="P2"/>
        </draw:ellipse>
        <draw:ellipse draw:style-name="gr4" draw:text-style-name="P1" draw:layer="layout" svg:width="2.276cm" svg:height="0.461cm" svg:x="7.819cm" svg:y="4.317cm" draw:kind="arc" draw:start-angle="175.18" draw:end-angle="15.91">
          <text:p text:style-name="P2"/>
        </draw:ellipse>
        <draw:frame draw:style-name="gr6" draw:text-style-name="P3" draw:layer="layout" svg:width="4.142cm" svg:height="0.497cm" svg:x="2.635cm" svg:y="1.135cm">
          <draw:text-box>
            <text:p text:style-name="P2"><text:span text:style-name="T1">RAID 10 (1+0)</text:span></text:p>
          </draw:text-box>
        </draw:frame>
        <draw:ellipse draw:style-name="gr3" draw:text-style-name="P1" draw:layer="layout" svg:width="2.216cm" svg:height="0.507cm" svg:x="10.82cm" svg:y="3.6cm">
          <text:p text:style-name="P2"/>
        </draw:ellipse>
        <draw:ellipse draw:style-name="gr4" draw:text-style-name="P1" draw:layer="layout" svg:width="2.276cm" svg:height="0.461cm" svg:x="10.766cm" svg:y="5.145cm" draw:kind="arc" draw:start-angle="175.18" draw:end-angle="15.91">
          <text:p text:style-name="P2"/>
        </draw:ellipse>
        <draw:line draw:style-name="gr5" draw:text-style-name="P1" draw:layer="layout" svg:x1="10.819cm" svg:y1="3.811cm" svg:x2="10.819cm" svg:y2="6.891cm">
          <text:p text:style-name="P2"/>
        </draw:line>
        <draw:line draw:style-name="gr5" draw:text-style-name="P1" draw:layer="layout" svg:x1="13.068cm" svg:y1="3.811cm" svg:x2="13.061cm" svg:y2="6.85cm">
          <text:p text:style-name="P2"/>
        </draw:line>
        <draw:ellipse draw:style-name="gr4" draw:text-style-name="P1" draw:layer="layout" svg:width="2.276cm" svg:height="0.461cm" svg:x="10.819cm" svg:y="6.618cm" draw:kind="arc" draw:start-angle="175.18" draw:end-angle="15.91">
          <text:p text:style-name="P2"/>
        </draw:ellipse>
        <draw:ellipse draw:style-name="gr4" draw:text-style-name="P1" draw:layer="layout" svg:width="2.276cm" svg:height="0.461cm" svg:x="10.819cm" svg:y="5.818cm" draw:kind="arc" draw:start-angle="175.18" draw:end-angle="15.91">
          <text:p text:style-name="P2"/>
        </draw:ellipse>
        <draw:ellipse draw:style-name="gr4" draw:text-style-name="P1" draw:layer="layout" svg:width="2.276cm" svg:height="0.461cm" svg:x="10.819cm" svg:y="4.318cm" draw:kind="arc" draw:start-angle="175.18" draw:end-angle="15.91">
          <text:p text:style-name="P2"/>
        </draw:ellipse>
        <draw:frame draw:style-name="gr7" draw:text-style-name="P4" draw:layer="layout" svg:width="0.298cm" svg:height="0.573cm" svg:x="2.598cm" svg:y="4.223cm">
          <draw:text-box>
            <text:p text:style-name="P4">0</text:p>
          </draw:text-box>
        </draw:frame>
        <draw:frame draw:style-name="gr7" draw:text-style-name="P4" draw:layer="layout" svg:width="0.298cm" svg:height="0.573cm" svg:x="2.598cm" svg:y="5.024cm">
          <draw:text-box>
            <text:p text:style-name="P4">2</text:p>
          </draw:text-box>
        </draw:frame>
        <draw:frame draw:style-name="gr7" draw:text-style-name="P4" draw:layer="layout" svg:width="0.298cm" svg:height="0.573cm" svg:x="2.598cm" svg:y="5.724cm">
          <draw:text-box>
            <text:p text:style-name="P4">4</text:p>
          </draw:text-box>
        </draw:frame>
        <draw:frame draw:style-name="gr7" draw:text-style-name="P4" draw:layer="layout" svg:width="0.298cm" svg:height="0.573cm" svg:x="2.598cm" svg:y="6.424cm">
          <draw:text-box>
            <text:p text:style-name="P4">6</text:p>
          </draw:text-box>
        </draw:frame>
        <draw:frame draw:style-name="gr7" draw:text-style-name="P4" draw:layer="layout" svg:width="0.298cm" svg:height="0.573cm" svg:x="8.798cm" svg:y="4.224cm">
          <draw:text-box>
            <text:p text:style-name="P4">1</text:p>
          </draw:text-box>
        </draw:frame>
        <draw:frame draw:style-name="gr7" draw:text-style-name="P4" draw:layer="layout" svg:width="0.298cm" svg:height="0.573cm" svg:x="8.798cm" svg:y="5.025cm">
          <draw:text-box>
            <text:p text:style-name="P4">3</text:p>
          </draw:text-box>
        </draw:frame>
        <draw:frame draw:style-name="gr7" draw:text-style-name="P4" draw:layer="layout" svg:width="0.298cm" svg:height="0.573cm" svg:x="8.798cm" svg:y="5.725cm">
          <draw:text-box>
            <text:p text:style-name="P4">5</text:p>
          </draw:text-box>
        </draw:frame>
        <draw:frame draw:style-name="gr7" draw:text-style-name="P4" draw:layer="layout" svg:width="0.298cm" svg:height="0.573cm" svg:x="8.798cm" svg:y="6.425cm">
          <draw:text-box>
            <text:p text:style-name="P4">7</text:p>
          </draw:text-box>
        </draw:frame>
        <draw:frame draw:style-name="gr7" draw:text-style-name="P4" draw:layer="layout" svg:width="0.298cm" svg:height="0.573cm" svg:x="5.398cm" svg:y="4.223cm">
          <draw:text-box>
            <text:p text:style-name="P4">0</text:p>
          </draw:text-box>
        </draw:frame>
        <draw:frame draw:style-name="gr7" draw:text-style-name="P4" draw:layer="layout" svg:width="0.298cm" svg:height="0.573cm" svg:x="5.398cm" svg:y="5.024cm">
          <draw:text-box>
            <text:p text:style-name="P4">2</text:p>
          </draw:text-box>
        </draw:frame>
        <draw:frame draw:style-name="gr7" draw:text-style-name="P4" draw:layer="layout" svg:width="0.298cm" svg:height="0.573cm" svg:x="5.398cm" svg:y="5.724cm">
          <draw:text-box>
            <text:p text:style-name="P4">4</text:p>
          </draw:text-box>
        </draw:frame>
        <draw:frame draw:style-name="gr7" draw:text-style-name="P4" draw:layer="layout" svg:width="0.298cm" svg:height="0.573cm" svg:x="5.398cm" svg:y="6.424cm">
          <draw:text-box>
            <text:p text:style-name="P4">6</text:p>
          </draw:text-box>
        </draw:frame>
        <draw:frame draw:style-name="gr7" draw:text-style-name="P4" draw:layer="layout" svg:width="0.298cm" svg:height="0.573cm" svg:x="11.898cm" svg:y="4.224cm">
          <draw:text-box>
            <text:p text:style-name="P4">1</text:p>
          </draw:text-box>
        </draw:frame>
        <draw:frame draw:style-name="gr7" draw:text-style-name="P4" draw:layer="layout" svg:width="0.298cm" svg:height="0.573cm" svg:x="11.898cm" svg:y="5.025cm">
          <draw:text-box>
            <text:p text:style-name="P4">3</text:p>
          </draw:text-box>
        </draw:frame>
        <draw:frame draw:style-name="gr7" draw:text-style-name="P4" draw:layer="layout" svg:width="0.298cm" svg:height="0.573cm" svg:x="11.898cm" svg:y="5.725cm">
          <draw:text-box>
            <text:p text:style-name="P4">5</text:p>
          </draw:text-box>
        </draw:frame>
        <draw:frame draw:style-name="gr7" draw:text-style-name="P4" draw:layer="layout" svg:width="0.298cm" svg:height="0.573cm" svg:x="11.898cm" svg:y="6.425cm">
          <draw:text-box>
            <text:p text:style-name="P4">7</text:p>
          </draw:text-box>
        </draw:frame>
        <draw:frame draw:style-name="gr7" draw:text-style-name="P5" draw:layer="layout" svg:width="1.59cm" svg:height="0.547cm" svg:x="3.28cm" svg:y="2.875cm">
          <draw:text-box>
            <text:p text:style-name="P2"><text:span text:style-name="T2">RAID 1</text:span></text:p>
          </draw:text-box>
        </draw:frame>
        <draw:frame draw:style-name="gr7" draw:text-style-name="P5" draw:layer="layout" svg:width="1.59cm" svg:height="0.547cm" svg:x="9.68cm" svg:y="2.876cm">
          <draw:text-box>
            <text:p text:style-name="P2"><text:span text:style-name="T2">RAID 1</text:span></text:p>
          </draw:text-box>
        </draw:frame>
        <draw:frame draw:style-name="gr7" draw:text-style-name="P7" draw:layer="layout" svg:width="1.649cm" svg:height="0.547cm" svg:x="6.48cm" svg:y="1.876cm">
          <draw:text-box>
            <text:p text:style-name="P6"><text:span text:style-name="T3">RAID 0</text:span></text:p>
          </draw:text-box>
        </draw:frame>
        <draw:line draw:style-name="gr8" draw:text-style-name="P1" draw:layer="layout" svg:x1="6.135cm" svg:y1="2.135cm" svg:x2="4.135cm" svg:y2="2.135cm">
          <text:p text:style-name="P2"/>
        </draw:line>
        <draw:line draw:style-name="gr8" draw:text-style-name="P1" draw:layer="layout" svg:x1="4.135cm" svg:y1="2.135cm" svg:x2="4.135cm" svg:y2="2.635cm">
          <text:p text:style-name="P2"/>
        </draw:line>
        <draw:line draw:style-name="gr8" draw:text-style-name="P1" draw:layer="layout" svg:x1="10.635cm" svg:y1="2.135cm" svg:x2="8.635cm" svg:y2="2.135cm">
          <text:p text:style-name="P2"/>
        </draw:line>
        <draw:line draw:style-name="gr8" draw:text-style-name="P1" draw:layer="layout" svg:x1="10.635cm" svg:y1="2.135cm" svg:x2="10.635cm" svg:y2="2.63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6-01T12:58:52</dc:date>
    <meta:editing-cycles>2</meta:editing-cycles>
    <meta:editing-duration>PT15M48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